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difier.toString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Modifier.Modifier( int 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ifier.setVal( int 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ifier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ifier.equals( Object o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difier.Modif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